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9"/>
    <style:style style:name="ce3" style:family="table-cell" style:parent-style-name="Default" style:data-style-name="N119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165.52mm" svg:y="51.47mm">
            <loext:p draw:notify-on-update-of-ranges="Tabelle1.H1:Tabelle1.H1 Tabelle1.I1:Tabelle1.N1 Tabelle1.H10:Tabelle1.H10 Tabelle1.I10:Tabelle1.N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ellsiz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E1]/2" office:value-type="float" office:value="0.0625" calcext:value-type="float">
            <text:p>0,0625</text:p>
          </table:table-cell>
          <table:table-cell/>
          <table:table-cell office:value-type="string" calcext:value-type="string">
            <text:p>Cellsi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M1]/2" office:value-type="float" office:value="0.0625" calcext:value-type="float">
            <text:p>0,0625</text:p>
          </table:table-cell>
        </table:table-row>
        <table:table-row table:style-name="ro1">
          <table:table-cell office:value-type="string" calcext:value-type="string">
            <text:p>Cells in X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ells in X and Y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K3]/[.K1]" office:value-type="float" office:value="28" calcext:value-type="float">
            <text:p>28</text:p>
          </table:table-cell>
          <table:table-cell table:formula="of:=[.L3]/[.L1]" office:value-type="float" office:value="56" calcext:value-type="float">
            <text:p>56</text:p>
          </table:table-cell>
          <table:table-cell table:formula="of:=[.M3]/[.M1]" office:value-type="float" office:value="112" calcext:value-type="float">
            <text:p>112</text:p>
          </table:table-cell>
          <table:table-cell table:formula="of:=[.N3]/[.N1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2]*[.B1]" office:value-type="float" office:value="14" calcext:value-type="float">
            <text:p>14</text:p>
          </table:table-cell>
          <table:table-cell table:formula="of:=[.C2]*[.C1]" office:value-type="float" office:value="14.5" calcext:value-type="float">
            <text:p>14,5</text:p>
          </table:table-cell>
          <table:table-cell table:formula="of:=[.D2]*[.D1]" office:value-type="float" office:value="14.75" calcext:value-type="float">
            <text:p>14,75</text:p>
          </table:table-cell>
          <table:table-cell table:formula="of:=[.E2]*[.E1]" office:value-type="float" office:value="14.875" calcext:value-type="float">
            <text:p>14,875</text:p>
          </table:table-cell>
          <table:table-cell table:formula="of:=[.F2]*[.F1]" office:value-type="float" office:value="14.9375" calcext:value-type="float">
            <text:p>14,9375</text:p>
          </table:table-cell>
          <table:table-cell/>
          <table:table-cell table:style-name="ce1" office:value-type="string" calcext:value-type="string">
            <text:p>Distance in X and Y [m]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J2]*[.J1]" office:value-type="float" office:value="14" calcext:value-type="float">
            <text:p>14</text:p>
          </table:table-cell>
          <table:table-cell table:number-columns-repeated="4" table:style-name="ce1" office:value-type="float" office:value="14" calcext:value-type="float">
            <text:p>1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Tatsächliche Entfernung [m]</text:p>
          </table:table-cell>
          <table:table-cell table:style-name="ce2" table:formula="of:=SQRT([.I3]*[.I3]+[.I3]*[.I3])" office:value-type="float" office:value="19.7989898732233" calcext:value-type="float">
            <text:p>19,799</text:p>
          </table:table-cell>
          <table:table-cell table:style-name="ce2" table:formula="of:=SQRT([.J3]*[.J3]+[.J3]*[.J3])" office:value-type="float" office:value="19.7989898732233" calcext:value-type="float">
            <text:p>19,799</text:p>
          </table:table-cell>
          <table:table-cell table:style-name="ce2" table:formula="of:=SQRT([.K3]*[.K3]+[.K3]*[.K3])" office:value-type="float" office:value="19.7989898732233" calcext:value-type="float">
            <text:p>19,799</text:p>
          </table:table-cell>
          <table:table-cell table:style-name="ce2" table:formula="of:=SQRT([.L3]*[.L3]+[.L3]*[.L3])" office:value-type="float" office:value="19.7989898732233" calcext:value-type="float">
            <text:p>19,799</text:p>
          </table:table-cell>
          <table:table-cell table:style-name="ce2" table:formula="of:=SQRT([.M3]*[.M3]+[.M3]*[.M3])" office:value-type="float" office:value="19.7989898732233" calcext:value-type="float">
            <text:p>19,799</text:p>
          </table:table-cell>
          <table:table-cell table:style-name="ce2" table:formula="of:=SQRT([.N3]*[.N3]+[.N3]*[.N3])" office:value-type="float" office:value="19.7989898732233" calcext:value-type="float">
            <text:p>19,799</text:p>
          </table:table-cell>
        </table:table-row>
        <table:table-row table:style-name="ro1">
          <table:table-cell office:value-type="string" calcext:value-type="string">
            <text:p>Euklid</text:p>
          </table:table-cell>
          <table:table-cell table:formula="of:=SQRT(2*([.B3]*[.B3]))" office:value-type="float" office:value="19.7989898732233" calcext:value-type="float">
            <text:p>19,7989898732233</text:p>
          </table:table-cell>
          <table:table-cell table:formula="of:=SQRT(2*([.C3]*[.C3]))" office:value-type="float" office:value="20.5060966544099" calcext:value-type="float">
            <text:p>20,5060966544099</text:p>
          </table:table-cell>
          <table:table-cell table:formula="of:=SQRT(2*([.D3]*[.D3]))" office:value-type="float" office:value="20.8596500450032" calcext:value-type="float">
            <text:p>20,8596500450032</text:p>
          </table:table-cell>
          <table:table-cell table:formula="of:=SQRT(2*([.E3]*[.E3]))" office:value-type="float" office:value="21.0364267402998" calcext:value-type="float">
            <text:p>21,0364267402998</text:p>
          </table:table-cell>
          <table:table-cell table:formula="of:=SQRT(2*([.F3]*[.F3]))" office:value-type="float" office:value="21.1248150879481" calcext:value-type="float">
            <text:p>21,1248150879481</text:p>
          </table:table-cell>
          <table:table-cell/>
          <table:table-cell office:value-type="string" calcext:value-type="string">
            <text:p>Euklid [m]</text:p>
          </table:table-cell>
          <table:table-cell table:number-columns-repeated="6" table:style-name="ce2" office:value-type="float" office:value="19.79" calcext:value-type="float">
            <text:p>19,790</text:p>
          </table:table-cell>
        </table:table-row>
        <table:table-row table:style-name="ro1">
          <table:table-cell office:value-type="string" calcext:value-type="string">
            <text:p>Fast Marching</text:p>
          </table:table-cell>
          <table:table-cell office:value-type="float" office:value="20.71" calcext:value-type="float">
            <text:p>20,71</text:p>
          </table:table-cell>
          <table:table-cell office:value-type="float" office:value="21.07" calcext:value-type="float">
            <text:p>21,07</text:p>
          </table:table-cell>
          <table:table-cell office:value-type="float" office:value="21.2" calcext:value-type="float">
            <text:p>21,2</text:p>
          </table:table-cell>
          <table:table-cell table:number-columns-repeated="2" office:value-type="float" office:value="21.23" calcext:value-type="float">
            <text:p>21,23</text:p>
          </table:table-cell>
          <table:table-cell/>
          <table:table-cell table:style-name="ce1" office:value-type="string" calcext:value-type="string">
            <text:p>Fast Marching [m]</text:p>
          </table:table-cell>
          <table:table-cell table:style-name="ce3" office:value-type="float" office:value="21.2452300007211" calcext:value-type="float">
            <text:p>21,245</text:p>
          </table:table-cell>
          <table:table-cell table:style-name="ce3" office:value-type="float" office:value="20.7169625810517" calcext:value-type="float">
            <text:p>20,717</text:p>
          </table:table-cell>
          <table:table-cell table:style-name="ce3" office:value-type="float" office:value="20.3634689907669" calcext:value-type="float">
            <text:p>20,363</text:p>
          </table:table-cell>
          <table:table-cell table:style-name="ce3" office:value-type="float" office:value="20.1369817037685" calcext:value-type="float">
            <text:p>20,137</text:p>
          </table:table-cell>
          <table:table-cell table:style-name="ce3" office:value-type="float" office:value="19.9969062621709" calcext:value-type="float">
            <text:p>19,997</text:p>
          </table:table-cell>
          <table:table-cell table:style-name="ce3" office:value-type="float" office:value="19.9127502908091" calcext:value-type="float">
            <text:p>19,913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7]-[.B6]" office:value-type="float" office:value="0.91101012677667" calcext:value-type="float">
            <text:p>0,91101012677667</text:p>
          </table:table-cell>
          <table:table-cell table:formula="of:=[.C7]-[.C6]" office:value-type="float" office:value="0.563903345590123" calcext:value-type="float">
            <text:p>0,563903345590123</text:p>
          </table:table-cell>
          <table:table-cell table:formula="of:=[.D7]-[.D6]" office:value-type="float" office:value="0.340349954996846" calcext:value-type="float">
            <text:p>0,340349954996846</text:p>
          </table:table-cell>
          <table:table-cell table:formula="of:=[.E7]-[.E6]" office:value-type="float" office:value="0.193573259700212" calcext:value-type="float">
            <text:p>0,193573259700212</text:p>
          </table:table-cell>
          <table:table-cell table:formula="of:=[.F7]-[.F6]" office:value-type="float" office:value="0.105184912051893" calcext:value-type="float">
            <text:p>0,105184912051893</text:p>
          </table:table-cell>
          <table:table-cell/>
          <table:table-cell office:value-type="string" calcext:value-type="string">
            <text:p>Diff [m]</text:p>
          </table:table-cell>
          <table:table-cell table:style-name="ce4" table:formula="of:=[.I7]-[.I6]" office:value-type="float" office:value="1.45523000072114" calcext:value-type="float">
            <text:p>1,46</text:p>
          </table:table-cell>
          <table:table-cell table:style-name="ce4" table:formula="of:=[.J7]-[.J6]" office:value-type="float" office:value="0.926962581051694" calcext:value-type="float">
            <text:p>0,93</text:p>
          </table:table-cell>
          <table:table-cell table:style-name="ce5" table:formula="of:=[.K7]-[.K6]" office:value-type="float" office:value="0.573468990766859" calcext:value-type="float">
            <text:p>0,5735</text:p>
          </table:table-cell>
          <table:table-cell table:style-name="ce5" table:formula="of:=[.L7]-[.L6]" office:value-type="float" office:value="0.346981703768545" calcext:value-type="float">
            <text:p>0,3470</text:p>
          </table:table-cell>
          <table:table-cell table:style-name="ce5" table:formula="of:=[.M7]-[.M6]" office:value-type="float" office:value="0.206906262170943" calcext:value-type="float">
            <text:p>0,2069</text:p>
          </table:table-cell>
          <table:table-cell table:style-name="ce5" table:formula="of:=ABS([.N7]-[.N6])" office:value-type="float" office:value="0.122750290809051" calcext:value-type="float">
            <text:p>0,12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Error [%] diff/distance</text:p>
          </table:table-cell>
          <table:table-cell table:style-name="ce4" table:formula="of:=[.I8]/[.I6]*100" office:value-type="float" office:value="7.35336028661518" calcext:value-type="float">
            <text:p>7,35</text:p>
          </table:table-cell>
          <table:table-cell table:style-name="ce4" table:formula="of:=[.J8]/[.J6]*100" office:value-type="float" office:value="4.68399485119603" calcext:value-type="float">
            <text:p>4,68</text:p>
          </table:table-cell>
          <table:table-cell table:style-name="ce4" table:formula="of:=[.K8]/[.K6]*100" office:value-type="float" office:value="2.89777155516351" calcext:value-type="float">
            <text:p>2,90</text:p>
          </table:table-cell>
          <table:table-cell table:style-name="ce4" table:formula="of:=[.L8]/[.L6]*100" office:value-type="float" office:value="1.75331836163995" calcext:value-type="float">
            <text:p>1,75</text:p>
          </table:table-cell>
          <table:table-cell table:style-name="ce4" table:formula="of:=[.M8]/[.M6]*100" office:value-type="float" office:value="1.04550915700325" calcext:value-type="float">
            <text:p>1,05</text:p>
          </table:table-cell>
          <table:table-cell table:style-name="ce4" table:formula="of:=[.N8]/[.N6]*100" office:value-type="float" office:value="0.620264228443918" calcext:value-type="float">
            <text:p>0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5:36:08.0706947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43:04.409396246</meta:creation-date>
    <dc:date>2017-06-16T17:10:14.879076064</dc:date>
    <meta:editing-duration>PT19M14S</meta:editing-duration>
    <meta:editing-cycles>4</meta:editing-cycles>
    <meta:generator>LibreOffice/5.3.1.2$Linux_X86_64 LibreOffice_project/30m0$Build-2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abelle1.H1:Tabelle1.N1 Tabelle1.H10:Tabelle1.N10" chart:data-source-has-labels="column" svg:x="1.279cm" svg:y="0.18cm" svg:width="14.401cm" svg:height="7.711cm">
          <chartooo:coordinate-region svg:x="2.191cm" svg:y="0.353cm" svg:width="13.249cm" svg:height="6.944cm"/>
          <chart:axis chart:dimension="x" chart:name="primary-x" chart:style-name="ch3">
            <chart:title svg:x="7.456cm" svg:y="8.071cm" chart:style-name="ch4">
              <text:p>Cellsize [1/m]</text:p>
            </chart:title>
          </chart:axis>
          <chart:axis chart:dimension="y" chart:name="primary-y" chart:style-name="ch5">
            <chart:title svg:x="0.451cm" svg:y="4.714cm" chart:style-name="ch6">
              <text:p>Error [%]</text:p>
            </chart:title>
            <chart:grid chart:style-name="ch7" chart:class="major"/>
          </chart:axis>
          <chart:series chart:style-name="ch8" chart:values-cell-range-address="Tabelle1.I10:Tabelle1.N10" chart:label-cell-address="Tabelle1.H10:Tabelle1.H10" chart:class="chart:scatter">
            <chart:domain table:cell-range-address="Tabelle1.I1:Tabelle1.N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abelle1.I1:Tabelle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Error [%] diff/distance</text:p>
                <draw:g>
                  <svg:desc>Tabelle1.H10:Tabelle1.H10</svg:desc>
                </draw:g>
              </table:table-cell>
              <table:table-cell office:value-type="float" office:value="7.35336028661518">
                <text:p>7.35336028661518</text:p>
                <draw:g>
                  <svg:desc>Tabelle1.I10:Tabelle1.N10</svg:desc>
                </draw:g>
              </table:table-cell>
              <table:table-cell office:value-type="float" office:value="4.68399485119603">
                <text:p>4.68399485119603</text:p>
              </table:table-cell>
              <table:table-cell office:value-type="float" office:value="2.89777155516351">
                <text:p>2.89777155516351</text:p>
              </table:table-cell>
              <table:table-cell office:value-type="float" office:value="1.75331836163995">
                <text:p>1.75331836163995</text:p>
              </table:table-cell>
              <table:table-cell office:value-type="float" office:value="1.04550915700325">
                <text:p>1.04550915700325</text:p>
              </table:table-cell>
              <table:table-cell office:value-type="float" office:value="0.620264228443918">
                <text:p>0.62026422844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